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V-rep with Matlab:</text:p>
      <text:list xml:id="list1398711837" text:style-name="L1">
        <text:list-item>
          <text:p text:style-name="P1">To use the remote API functionality in your Matlab program, you will need following 3 items in your working directory:</text:p>
        </text:list-item>
      </text:list>
      <text:list xml:id="list1650537733" text:style-name="L2">
        <text:list-item>
          <text:p text:style-name="P4">extApi.h [<text:bookmark-start text:name="__DdeLink__1_1368248438"/>inside directory ~<text:span text:style-name="T1">V-rep installation</text:span>/programming/remoteApi <text:bookmark-end text:name="__DdeLink__1_1368248438"/>]</text:p>
        </text:list-item>
      </text:list>
      <text:list xml:id="list1140564966" text:style-name="L3">
        <text:list-item>
          <text:p text:style-name="P5">remApi.m [ inside directory ~<text:span text:style-name="T1">V-rep installation</text:span>/programming/Matlab ]</text:p>
        </text:list-item>
      </text:list>
      <text:list xml:id="list242212220" text:style-name="L4">
        <text:list-item>
          <text:p text:style-name="P2">remoteApi.dll, remoteApi.dylib or remoteApi.so (depending on your target platform) [ inside directory <text:s/>~<text:span text:style-name="T1">V-rep installation</text:span>/programming/remoteApiSharedLib </text:p>
        </text:list-item>
      </text:list>
      <text:list xml:id="list1834966320" text:style-name="L5">
        <text:list-item>
          <text:p text:style-name="P3">Once you have above elements in Matlab's current folder, Create your .m file for the v-rep simulator. In the file call <text:span text:style-name="Emphasis">vrep=remApi('remoteApi','extApi.h') </text:span>to build the object and load the library. To enable the remote API on the client side (i.e. your application), call <text:a xlink:type="simple" xlink:href="http://www.coppeliarobotics.com/helpFiles/en/remoteApiFunctionsMatlab.htm#simxStart"><text:span text:style-name="Emphasis">vrep.simxStart</text:span></text:a><text:span text:style-name="Emphasis">.</text:span></text:p>
          <text:p text:style-name="P3"><text:span text:style-name="Emphasis">(For an example: See the simpleTest.m program in the programming/Matlab directory )</text:span></text:p>
        </text:list-item>
        <text:list-item>
          <text:p text:style-name="P3">To enable the server side, launch V-REP, then select an object in the scene hierarchy. (<text:span text:style-name="T1">for eg: you may choose the default florr as object.)</text:span> </text:p>
        </text:list-item>
        <text:list-item>
          <text:p text:style-name="P3">Then select [Menu bar --&gt;    Add --&gt;    Associated child script --&gt;    Nonthreaded]. A script icon appears next to the selected object. Double-click that icon to open the script editor. </text:p>
        </text:list-item>
        <text:list-item>
          <text:p text:style-name="P3">In the "if (simGetScriptExecutionCount()==0) then" section, add following line:<text:line-break/><text:bookmark-start text:name="__DdeLink__39_965542682"/>simExtRemoteApiStart(19999)<text:bookmark-end text:name="__DdeLink__39_965542682"/><text:line-break/>Then, every time you run the simulation, a remote API server service<text:line-break/>will be started by V-REP on port 1999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nkya </meta:initial-creator>
    <meta:creation-date>2013-05-31T17:18:05</meta:creation-date>
    <dc:date>2013-06-02T18:37:27</dc:date>
    <dc:creator>Ajinkya </dc:creator>
    <meta:editing-duration>PT12M33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0" meta:word-count="202" meta:character-count="1359" meta:non-whitespace-character-count="1165"/>
  </office:meta>
</office:document-meta>
</file>